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ing formatering: $”test {variabel}”;</text:p>
      <text:p text:style-name="Standard"/>
      <text:p text:style-name="Standard">undvika skriva statiska strängar i ett språk om man vill ha flera språk, hämtas från test databas.</text:p>
      <text:p text:style-name="Standard"/>
      <text:p text:style-name="Standard">Extract method från kod snutt, markera kod och högerklicka → exctrACT method</text:p>
      <text:p text:style-name="Standard"/>
      <text:p text:style-name="Standard">döpa om alla variabel, markera variabelnamn + f2</text:p>
      <text:p text:style-name="Standard"/>
      <text:p text:style-name="Standard">kalkylatorn → träna modulus</text:p>
      <text:p text:style-name="Standard"/>
      <text:p text:style-name="Standard">index-- % list.Length;</text:p>
      <text:p text:style-name="Standard"/>
      <text:p text:style-name="Standard">Parameterer: Man kan sätta default värde i parametrar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6-14T09:16:25.78</meta:creation-date>
    <meta:generator>OpenOffice/4.1.3$Win32 OpenOffice.org_project/413m1$Build-9783</meta:generator>
    <dc:date>2017-06-14T16:37:27.09</dc:date>
    <dc:creator>Niklas Johansson</dc:creator>
    <meta:editing-duration>PT7H21M</meta:editing-duration>
    <meta:editing-cycles>6</meta:editing-cycles>
    <meta:document-statistic meta:table-count="0" meta:image-count="0" meta:object-count="0" meta:page-count="1" meta:paragraph-count="7" meta:word-count="56" meta:character-count="364"/>
  </office:meta>
</office:document-meta>
</file>